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CYR" svg:font-family="'Times New Roman CYR'" style:font-family-generic="roman"/>
    <style:font-face style:name="Arial1" svg:font-family="Arial" style:font-family-generic="swiss"/>
    <style:font-face style:name="Arial CYR" svg:font-family="'Arial CYR'"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line-height="115%" fo:text-align="justify" style:justify-single-word="false" style:text-autospace="none"/>
      <style:text-properties style:font-name="Calibri" fo:font-size="14pt" fo:font-style="italic" fo:font-weight="bold" style:font-name-asian="Calibri" style:font-size-asian="14pt" style:font-style-asian="italic" style:font-weight-asian="bold" style:font-name-complex="Calibri" style:font-size-complex="14pt" style:font-style-complex="italic" style:font-weight-complex="bold"/>
    </style:style>
    <style:style style:name="P2" style:family="paragraph" style:parent-style-name="Standard" style:list-style-name="">
      <style:paragraph-properties fo:line-height="115%" style:text-autospace="none"/>
      <style:text-properties style:font-name="Calibri" fo:font-size="14pt" fo:language="ru" fo:country="RU" fo:font-style="italic" fo:font-weight="bold" style:font-name-asian="Calibri" style:font-size-asian="14pt" style:font-style-asian="italic" style:font-weight-asian="bold" style:font-name-complex="Calibri" style:font-size-complex="14pt" style:font-style-complex="italic" style:font-weight-complex="bold"/>
    </style:style>
    <style:style style:name="P3" style:family="paragraph" style:parent-style-name="Standard" style:list-style-name="">
      <style:paragraph-properties fo:line-height="115%" fo:text-align="justify" style:justify-single-word="false" style:text-autospace="none"/>
      <style:text-properties style:font-name="Calibri"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P4" style:family="paragraph" style:parent-style-name="Standard" style:list-style-name="">
      <style:paragraph-properties fo:line-height="115%" fo:text-align="justify" style:justify-single-word="false" style:text-autospace="none"/>
      <style:text-properties style:font-name="Calibri" fo:font-size="11pt"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5" style:family="paragraph" style:parent-style-name="Standard" style:list-style-name="">
      <style:paragraph-properties fo:line-height="115%" fo:text-align="center" style:justify-single-word="false" style:text-autospace="none"/>
      <style:text-properties style:font-name="Calibri" fo:font-size="11pt"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6" style:family="paragraph" style:parent-style-name="Standard" style:list-style-name="">
      <style:paragraph-properties fo:line-height="115%" fo:text-align="justify" style:justify-single-word="false" style:text-autospace="none"/>
      <style:text-properties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7" style:family="paragraph" style:parent-style-name="Standard" style:list-style-name="">
      <style:paragraph-properties fo:line-height="115%" style:text-autospace="none"/>
      <style:text-properties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list-style-name="">
      <style:paragraph-properties fo:line-height="115%" fo:text-align="justify" style:justify-single-word="false" style:text-autospace="none"/>
      <style:text-properties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9" style:family="paragraph" style:parent-style-name="Standard" style:list-style-name="">
      <style:paragraph-properties fo:line-height="115%" style:text-autospace="none"/>
      <style:text-properties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10" style:family="paragraph" style:parent-style-name="Standard" style:list-style-name="">
      <style:paragraph-properties fo:line-height="100%" fo:text-align="center" style:justify-single-word="false" style:text-autospace="none"/>
      <style:text-properties style:font-name="Calibri" fo:font-size="11pt" fo:language="ru" fo:country="RU" style:font-name-asian="Calibri" style:font-size-asian="11pt" style:font-name-complex="Calibri" style:font-size-complex="11pt"/>
    </style:style>
    <style:style style:name="P11" style:family="paragraph" style:parent-style-name="Standard" style:list-style-name="">
      <style:paragraph-properties fo:line-height="115%" fo:text-align="justify" style:justify-single-word="false" style:text-autospace="none"/>
    </style:style>
    <style:style style:name="P12" style:family="paragraph" style:parent-style-name="Standard" style:list-style-name="">
      <style:paragraph-properties fo:line-height="115%" style:text-autospace="none"/>
    </style:style>
    <style:style style:name="P13" style:family="paragraph" style:parent-style-name="Standard" style:list-style-name="">
      <style:paragraph-properties fo:line-height="100%" fo:text-align="center" style:justify-single-word="false" style:text-autospace="none"/>
      <style:text-properties style:font-name="Calibri" fo:font-size="11pt" fo:language="en" fo:country="none" style:font-name-asian="Calibri" style:font-size-asian="11pt" style:font-name-complex="Calibri" style:font-size-complex="11pt"/>
    </style:style>
    <style:style style:name="P14" style:family="paragraph" style:parent-style-name="Standard" style:list-style-name="">
      <style:paragraph-properties fo:line-height="100%" fo:text-align="end" style:justify-single-word="false" style:text-autospace="none"/>
    </style:style>
    <style:style style:name="P15" style:family="paragraph" style:parent-style-name="Standard" style:list-style-name="">
      <style:paragraph-properties fo:line-height="100%" fo:text-align="center" style:justify-single-word="false" style:text-autospace="none"/>
      <style:text-properties style:font-name="Arial1" fo:font-size="14pt" fo:language="en" fo:country="none" style:font-name-asian="Arial1" style:font-size-asian="14pt" style:font-name-complex="Arial1" style:font-size-complex="14pt"/>
    </style:style>
    <style:style style:name="P16" style:family="paragraph" style:parent-style-name="Standard" style:list-style-name="">
      <style:paragraph-properties fo:line-height="100%" style:text-autospace="none"/>
      <style:text-properties style:font-name="Arial1" fo:font-size="14pt" fo:language="en" fo:country="none" style:font-name-asian="Arial1" style:font-size-asian="14pt" style:font-name-complex="Arial1" style:font-size-complex="14pt"/>
    </style:style>
    <style:style style:name="P17" style:family="paragraph" style:parent-style-name="Standard" style:list-style-name="">
      <style:paragraph-properties fo:line-height="100%" style:text-autospace="none"/>
      <style:text-properties style:font-name="Arial1" fo:font-size="18pt" fo:language="en" fo:country="none" style:font-name-asian="Arial1" style:font-size-asian="18pt" style:font-name-complex="Arial1" style:font-size-complex="18pt"/>
    </style:style>
    <style:style style:name="P18" style:family="paragraph" style:parent-style-name="Standard" style:list-style-name="">
      <style:paragraph-properties fo:line-height="100%" fo:text-align="end" style:justify-single-word="false" style:text-autospace="none"/>
      <style:text-properties style:font-name="Arial1" fo:font-size="12pt" fo:language="en" fo:country="none" style:font-name-asian="Arial1" style:font-size-asian="12pt" style:font-name-complex="Arial1" style:font-size-complex="12pt"/>
    </style:style>
    <style:style style:name="P19" style:family="paragraph" style:parent-style-name="Standard" style:list-style-name="">
      <style:paragraph-properties fo:line-height="100%" fo:text-align="center" style:justify-single-word="false" style:text-autospace="none"/>
      <style:text-properties style:font-name="Arial CYR" fo:font-size="14pt" fo:language="ru" fo:country="RU" style:font-name-asian="Arial CYR" style:font-size-asian="14pt" style:font-name-complex="Arial CYR" style:font-size-complex="14pt"/>
    </style:style>
    <style:style style:name="P20" style:family="paragraph" style:parent-style-name="Standard" style:list-style-name="">
      <style:paragraph-properties fo:line-height="100%" fo:text-align="end" style:justify-single-word="false" style:text-autospace="none"/>
      <style:text-properties style:font-name="Arial CYR" fo:font-size="14pt" fo:language="ru" fo:country="RU" style:font-name-asian="Arial CYR" style:font-size-asian="14pt" style:font-name-complex="Arial CYR" style:font-size-complex="14pt"/>
    </style:style>
    <style:style style:name="P21" style:family="paragraph" style:parent-style-name="Standard" style:list-style-name="">
      <style:paragraph-properties fo:line-height="100%" fo:text-align="end" style:justify-single-word="false" style:text-autospace="none"/>
      <style:text-properties style:font-name="Arial CYR" fo:font-size="16pt" fo:language="ru" fo:country="RU" style:font-name-asian="Arial CYR" style:font-size-asian="16pt" style:font-name-complex="Arial CYR" style:font-size-complex="16pt"/>
    </style:style>
    <style:style style:name="P22" style:family="paragraph" style:parent-style-name="Standard" style:list-style-name="">
      <style:paragraph-properties fo:line-height="100%" style:text-autospace="none"/>
      <style:text-properties style:font-name="Times New Roman1" fo:font-size="12pt" fo:language="en" fo:country="none" style:font-name-asian="Times New Roman1" style:font-size-asian="12pt" style:font-name-complex="Times New Roman1" style:font-size-complex="12pt"/>
    </style:style>
    <style:style style:name="P23" style:family="paragraph" style:parent-style-name="Standard" style:list-style-name="">
      <style:paragraph-properties fo:margin-top="0cm" fo:margin-bottom="0.353cm" fo:line-height="115%" fo:text-align="justify" style:justify-single-word="false" style:text-autospace="none"/>
      <style:text-properties style:font-name="Calibri" fo:font-size="11pt"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24" style:family="paragraph" style:parent-style-name="Standard" style:list-style-name="">
      <style:paragraph-properties fo:margin-top="0cm" fo:margin-bottom="0.353cm" fo:line-height="115%" fo:text-align="justify" style:justify-single-word="false" style:text-autospace="none"/>
      <style:text-properties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25" style:family="paragraph" style:parent-style-name="Standard" style:list-style-name="">
      <style:paragraph-properties fo:margin-top="0cm" fo:margin-bottom="0.353cm" fo:line-height="115%" style:text-autospace="none"/>
      <style:text-properties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26" style:family="paragraph" style:parent-style-name="Standard" style:list-style-name="">
      <style:paragraph-properties fo:margin-top="0cm" fo:margin-bottom="0.353cm" fo:line-height="115%" fo:text-align="justify" style:justify-single-word="false" style:text-autospace="none"/>
    </style:style>
    <style:style style:name="P27" style:family="paragraph" style:parent-style-name="Standard" style:list-style-name="">
      <style:paragraph-properties fo:margin-top="0cm" fo:margin-bottom="0.353cm" fo:line-height="115%" style:text-autospace="none"/>
      <style:text-properties style:font-name="Calibri" fo:font-size="11pt" fo:language="en" fo:country="none"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28" style:family="paragraph" style:parent-style-name="Standard" style:list-style-name="">
      <style:paragraph-properties fo:margin-left="0cm" fo:margin-right="0cm" fo:line-height="100%" fo:text-align="center" style:justify-single-word="false" fo:text-indent="1.249cm" style:auto-text-indent="false" style:text-autospace="none"/>
    </style:style>
    <style:style style:name="P29" style:family="paragraph" style:parent-style-name="Standard" style:list-style-name="">
      <style:paragraph-properties fo:margin-left="0cm" fo:margin-right="0cm" fo:line-height="100%" fo:text-align="center" style:justify-single-word="false" fo:text-indent="1.249cm" style:auto-text-indent="false" style:text-autospace="none"/>
      <style:text-properties style:font-name="Arial1" fo:font-size="18pt" fo:language="en" fo:country="none" style:font-name-asian="Arial1" style:font-size-asian="18pt" style:font-name-complex="Arial1" style:font-size-complex="18pt"/>
    </style:style>
    <style:style style:name="T1" style:family="text">
      <style:text-properties style:font-name="Calibri" fo:font-size="11pt"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2" style:family="text">
      <style:text-properties style:font-name="Calibri"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T3" style:family="text">
      <style:text-properties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4" style:family="text">
      <style:text-properties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T5" style:family="text">
      <style:text-properties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6" style:family="text">
      <style:text-properties style:font-name="Calibri" fo:font-size="11pt" fo:language="en" fo:country="none"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7" style:family="text">
      <style:text-properties style:font-name="Arial CYR" fo:font-size="14pt" style:font-name-asian="Arial CYR" style:font-size-asian="14pt" style:font-name-complex="Arial CYR" style:font-size-complex="14pt"/>
    </style:style>
    <style:style style:name="T8" style:family="text">
      <style:text-properties style:font-name="Arial CYR" fo:font-size="14pt" fo:language="ru" fo:country="RU" style:font-name-asian="Arial CYR" style:font-size-asian="14pt" style:font-name-complex="Arial CYR" style:font-size-complex="14pt"/>
    </style:style>
    <style:style style:name="T9" style:family="text">
      <style:text-properties style:font-name="Arial CYR" fo:font-size="18pt" fo:language="ru" fo:country="RU" style:font-name-asian="Arial CYR" style:font-size-asian="18pt" style:font-name-complex="Arial CYR" style:font-size-complex="18pt"/>
    </style:style>
    <style:style style:name="T10" style:family="text">
      <style:text-properties style:font-name="Arial CYR" fo:font-size="18pt" fo:language="en" fo:country="US" style:font-name-asian="Arial CYR" style:font-size-asian="18pt" style:font-name-complex="Arial CYR" style:font-size-complex="18pt"/>
    </style:style>
    <style:style style:name="T11" style:family="text">
      <style:text-properties style:font-name="Arial CYR" fo:font-size="12pt" fo:language="ru" fo:country="RU" style:font-name-asian="Arial CYR" style:font-size-asian="12pt" style:font-name-complex="Arial CYR" style:font-size-complex="12pt"/>
    </style:style>
    <style:style style:name="T12" style:family="text">
      <style:text-properties style:font-name="Arial1" fo:font-size="14pt" fo:language="en" fo:country="US" style:font-name-asian="Arial1" style:font-size-asian="14pt" style:font-name-complex="Arial1" style:font-size-complex="14pt"/>
    </style:style>
    <style:style style:name="T13" style:family="text">
      <style:text-properties style:font-name="Arial1" fo:font-size="18pt" fo:language="en" fo:country="none" style:font-name-asian="Arial1" style:font-size-asian="18pt" style:font-name-complex="Arial1" style:font-size-complex="18pt"/>
    </style:style>
    <style:style style:name="T14" style:family="text">
      <style:text-properties style:font-name="Arial1" fo:font-size="12pt" fo:language="en" fo:country="none" style:font-name-asian="Arial1" style:font-size-asian="12pt" style:font-name-complex="Arial1" style:font-size-complex="12pt"/>
    </style:style>
    <style:style style:name="T15" style:family="text">
      <style:text-properties style:font-name="Times New Roman1" fo:font-size="12pt" fo:language="en" fo:country="none" style:font-name-asian="Times New Roman1" style:font-size-asian="12pt" style:font-name-complex="Times New Roman1" style:font-size-complex="12pt"/>
    </style:style>
    <style:style style:name="T16" style:family="text">
      <style:text-properties style:font-name="Times New Roman1" fo:font-size="12pt" fo:language="ru" fo:country="RU" style:font-name-asian="Times New Roman1" style:font-size-asian="12pt" style:font-name-complex="Times New Roman1" style:font-size-complex="12pt"/>
    </style:style>
    <style:style style:name="T17" style:family="text">
      <style:text-properties style:font-name="Times New Roman CYR" fo:font-size="12pt" fo:language="ru" fo:country="RU" style:font-name-asian="Times New Roman CYR" style:font-size-asian="12pt" style:font-name-complex="Times New Roman CYR"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7">ФГАОУ ВПО </text:span><text:span text:style-name="T12">«</text:span><text:span text:style-name="T8">УрФУ имени первого президента России Б.Н.Ельцина</text:span><text:span text:style-name="T12">»</text:span></text:p>
      <text:p text:style-name="P19">Институт математики и компьютерных наук</text:p>
      <text:p text:style-name="P15"/>
      <text:p text:style-name="P19">Кафедра математической экономики</text:p>
      <text:p text:style-name="P15"/>
      <text:p text:style-name="P15"/>
      <text:p text:style-name="P16"/>
      <text:p text:style-name="P15"/>
      <text:p text:style-name="P15"/>
      <text:p text:style-name="P15"/>
      <text:p text:style-name="P15"/>
      <text:p text:style-name="P15"/>
      <text:p text:style-name="P28"><text:span text:style-name="T9">Эйлеровы графы.</text:span></text:p>
      <text:p text:style-name="P29"/>
      <text:p text:style-name="P29"/>
      <text:p text:style-name="P29"/>
      <text:p text:style-name="P17"/>
      <text:p text:style-name="P29"/>
      <text:p text:style-name="P29"/>
      <text:p text:style-name="P21">Курсовая работа<text:tab/><text:tab/><text:tab/> </text:p>
      <text:p text:style-name="P14"><text:span text:style-name="T14"><text:s/></text:span><text:span text:style-name="T11">студента 2 курса группы ФИИТ-201<text:tab/> </text:span></text:p>
      <text:p text:style-name="P14"><text:span text:style-name="T16">Садовничей Евгении Александровны</text:span><text:span text:style-name="T17"> </text:span></text:p>
      <text:p text:style-name="P18"/>
      <text:p text:style-name="P20">Научный руководитель<text:tab/><text:tab/></text:p>
      <text:p text:style-name="P14"><text:span text:style-name="T14"><text:s/></text:span><text:span text:style-name="T11">Асанов Магаз Оразкимович<text:tab/></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0">Екатеринбург</text:p>
      <text:p text:style-name="P13">2014</text:p>
      <text:p text:style-name="P4"><text:soft-page-break/></text:p>
      <text:p text:style-name="P1">Эйлеровы графы.</text:p>
      <text:p text:style-name="P3"/>
      <text:p text:style-name="P3">Лемма о рукопожатиях.</text:p>
      <text:p text:style-name="P23">Любой конечный неориентированный граф имеет чётное число вершин нечётных степеней.</text:p>
      <text:p text:style-name="P26"><text:span text:style-name="T2">Эйлеров цикл <text:s/></text:span><text:span text:style-name="T1">- это цикл, который содержит каждое ребро графа ровно один раз.</text:span></text:p>
      <text:p text:style-name="P26"><text:span text:style-name="T2">Эйлерова цепь </text:span><text:span text:style-name="T1">- это маршрут в графе, проходящий по каждому ребру ровно один раз.</text:span></text:p>
      <text:p text:style-name="P26"><text:span text:style-name="T2">Граф эйлеров</text:span><text:span text:style-name="T1">, если в нем существует эйлеров цикл.</text:span></text:p>
      <text:p text:style-name="P11"><text:span text:style-name="T2">Теорема Эйлера</text:span><text:span text:style-name="T4">.</text:span></text:p>
      <text:p text:style-name="P11"><text:span text:style-name="T3">Пусть </text:span><text:span text:style-name="T5">G </text:span><text:span text:style-name="T3">- связный граф, тогда следующие условия эквивалентны.</text:span></text:p>
      <text:p text:style-name="P11"><text:span text:style-name="T3"><text:tab/>1) </text:span><text:span text:style-name="T5">G - </text:span><text:span text:style-name="T3">эйлеров граф</text:span></text:p>
      <text:p text:style-name="P6"><text:tab/>2) Степень каждой вершины четна</text:p>
      <text:p text:style-name="P24"><text:tab/>3) Множество ребер графа можно разбить на циклы</text:p>
      <text:p text:style-name="P8">Теорема.</text:p>
      <text:p text:style-name="P6">Пусть G = (V, E) - связный граф, содержащий 2l, где l&gt;=1, вершин нечетной степени, тогда каждое минимальное разбиение графа G состоит из l цепей, каждая из которых соединяет две вершины нечетной степени.</text:p>
      <text:p text:style-name="P8">Доказательство.</text:p>
      <text:p text:style-name="P11"><text:span text:style-name="T6"><text:s text:c="3"/></text:span><text:span text:style-name="T3">Добавим к графу G вершину z, которую соединим ребрами со всеми вершинами нечетной степени. По теореме Эйлера полученный граф является эйлеровым. В следствии чего в графе имеется эйлеров цикл. Начнем обход этого цикла с верины z. Следующая за z вершина в этом обходе будет являться началом первой цепи. Далее в течении обхода мы вернемся в вершину z. Последняя перед z вершина будет окончанием первой цепи. Таким образом будем выделять цепи, пока не совершим полный обход по циклу. Т.к при выделении каждой новой цепи мы проходим по двум ребрам связанным с z, всего таких пар ребер l, значит цепей тоже l. По построению вершины z ясно, что все цепи начинаются и заканчиваются вершинами нечетной степени.</text:span></text:p>
      <text:p text:style-name="P11"><text:span text:style-name="T6"><text:s text:c="4"/></text:span><text:span text:style-name="T3">Докажем, что меньше, чем на l цепей разбить нельзя. Допустим мы разбили граф на какое-то количество цепей. Тогда, если мы возьмем какую-нибудь цепь и удалим все ребра содержащиеся в ней, то изменится четность только первой и последней вершин в цепи. Заметим также, что если мы так удалим все цепи из разбиения, то степень каждой верины в графе станет равной 0. Т.о. нам нужно изменить четность всех нечетных вершин, а для этого каждая нечетная вершина должна являться либо концом, либо началом какой-то цепи. Значит меньше чем 2l/2, т.е. l, цепей быть не может.</text:span></text:p>
      <text:p text:style-name="P11"><text:span text:style-name="T3">Теперь рассмотрим случай, когда </text:span><text:span text:style-name="T5">l = 0</text:span><text:span text:style-name="T3">. Тогда граф </text:span><text:span text:style-name="T5">G </text:span><text:span text:style-name="T3">- эйлеров, а значит его можно разбить на одну цепь, которая будет являться эйлеровым циклом.</text:span></text:p>
      <text:p text:style-name="P6"/>
      <text:p text:style-name="P8"/>
      <text:p text:style-name="P8">Алгоритм.</text:p>
      <text:p text:style-name="P24">Приведем алгоритм нахождения эйлерова цикла в эйлеровом графе (он пригодится и для поиска разбиения графа на цепи).</text:p>
      <text:p text:style-name="P11"><text:span text:style-name="T5">S - </text:span><text:span text:style-name="T3">стек</text:span></text:p>
      <text:p text:style-name="P26"><text:span text:style-name="T5">P - </text:span><text:span text:style-name="T3">ответ</text:span></text:p>
      <text:p text:style-name="P6">S.add(v)</text:p>
      <text:p text:style-name="P6"><text:soft-page-break/>while not S.isEmpty():</text:p>
      <text:p text:style-name="P6"><text:s text:c="3"/>w := S.top()</text:p>
      <text:p text:style-name="P6"><text:s text:c="3"/>if E contains(w, u):</text:p>
      <text:p text:style-name="P6"><text:s text:c="6"/>S.add(u)</text:p>
      <text:p text:style-name="P6"><text:s text:c="6"/>remove(w, u)</text:p>
      <text:p text:style-name="P6"><text:s text:c="3"/>else:</text:p>
      <text:p text:style-name="P6"><text:s text:c="6"/>S.pop()</text:p>
      <text:p text:style-name="P26"><text:span text:style-name="T3"><text:s text:c="6"/></text:span><text:span text:style-name="T5">P.add(w) </text:span></text:p>
      <text:p text:style-name="P8">Доказательство.</text:p>
      <text:p text:style-name="P11"><text:span text:style-name="T3">Заметим, что первой в S помещается вершина v, и она будет последней перемещена из S в P. Следовательно, она будет последней вершиной в P</text:span><text:span text:style-name="T5">. </text:span><text:span text:style-name="T3">Далее, первый раз, когда обнаружится, что все инцидентные активной вершине ребра пройдены, активной будет стартовая вершина v (Так как степени всех вершин четны). Значит, эта вершина будет первой перемещена из S в P. Итак, по окончании работы алгоритма в начале и в конце последовательности вершин, содержащейся в P, находится вершина v. Иначе говоря, если эта последовательность представляет маршрут, то этот маршрут замкнут.</text:span></text:p>
      <text:p text:style-name="P6">Покажем, что P это маршрут содержащий все ребра.</text:p>
      <text:p text:style-name="P6">Допустим, что в момент окончания работы алгоритма имеются еще не пройденные ребра. Поскольку граф связен, должно существовать хотя бы одно непройденное ребро, инцидентное посещенной вершине. Но тогда эта вершина не могла быть удалена из S, и S не мог стать пустым.</text:p>
      <text:p text:style-name="P6">Будем говорить, что ребро (w,u) представлено в S или P, если в какой-то момент работы алгоритма вершины w и u находятся рядом. Каждое ребро графа представлено в S. Допустим в какой-то момент из S в P перемещена вершина w, а следующей в S лежит u. Возможны 2 варианта:</text:p>
      <text:p text:style-name="P11"><text:span text:style-name="T5">1) </text:span><text:span text:style-name="T3">На следующем шаге u перемещена в S. Тогда (w,u) представлено в P.</text:span></text:p>
      <text:p text:style-name="P11"><text:span text:style-name="T5">2) </text:span><text:span text:style-name="T3">Сначала будет пройдена некоторая последовательность ребер, начинающаяся в вершине u. Ввиду четности степеней эта последовательность может закончиться только в вершине u, а значит она следующей попадет в P и (w,u) будет представлено в P.</text:span></text:p>
      <text:p text:style-name="P6">Отсюда понятно, что последовательность вершин в P является маршрутом и что каждое ребро графа в конечном итоге будет содержаться в этом маршруте, причем один раз.</text:p>
      <text:p text:style-name="P6"/>
      <text:p text:style-name="P11"><text:span text:style-name="T3">Этот алгоритм можно применять и в случае, когда </text:span><text:span text:style-name="T5">l&gt;=1</text:span><text:span text:style-name="T3">, если принять за первую вершину </text:span><text:span text:style-name="T5">z</text:span><text:span text:style-name="T3">. И потом в получившемся массиве </text:span><text:span text:style-name="T5">P</text:span><text:span text:style-name="T3"> считать </text:span><text:span text:style-name="T5">z </text:span><text:span text:style-name="T3">разделителем двух цепей.</text:span></text:p>
      <text:p text:style-name="P7"/>
      <text:p text:style-name="P2">Задача.</text:p>
      <text:p text:style-name="P12"><text:span text:style-name="T3">Пусть помещение банка - это вершина графа, а туннели - это ребра. (</text:span><text:span text:style-name="T5">v, w) </text:span><text:span text:style-name="T3">- ребро, если между банками </text:span><text:span text:style-name="T5">v </text:span><text:span text:style-name="T3">и </text:span><text:span text:style-name="T5">w </text:span><text:span text:style-name="T3">есть туннель.</text:span></text:p>
      <text:p text:style-name="P7">Получился связный граф, который нужно разбить на минимальное количество цепей.</text:p>
      <text:p text:style-name="P7"/>
      <text:p text:style-name="P9">Код.</text:p>
      <text:p text:style-name="P7"/>
      <text:p text:style-name="P7">#include &lt;iostream&gt; </text:p>
      <text:p text:style-name="P7">#include &lt;fstream&gt; </text:p>
      <text:p text:style-name="P7">#include &lt;vector&gt; </text:p>
      <text:p text:style-name="P7">#include &lt;stack&gt; </text:p>
      <text:p text:style-name="P7">using namespace std;</text:p>
      <text:p text:style-name="P7"/>
      <text:p text:style-name="P7"><text:soft-page-break/>vector&lt;vector&lt;int&gt;&gt; arr;</text:p>
      <text:p text:style-name="P7">vector&lt;int&gt; ans;</text:p>
      <text:p text:style-name="P7">stack&lt;int&gt; s;</text:p>
      <text:p text:style-name="P7">int n, m;</text:p>
      <text:p text:style-name="P12"><text:span text:style-name="T3">int k;</text:span><text:span text:style-name="T5"> //</text:span><text:span text:style-name="T3"> количество вершин с нечетной степенью</text:span></text:p>
      <text:p text:style-name="P7"/>
      <text:p text:style-name="P7">void printAns() {</text:p>
      <text:p text:style-name="P7"><text:tab/>if (k == 0) {</text:p>
      <text:p text:style-name="P7"><text:tab/><text:tab/>cout &lt;&lt; 1 &lt;&lt; endl;</text:p>
      <text:p text:style-name="P7"><text:tab/>}</text:p>
      <text:p text:style-name="P7"><text:tab/>else {</text:p>
      <text:p text:style-name="P7"><text:tab/><text:tab/>cout &lt;&lt; k / 2 &lt;&lt; endl;</text:p>
      <text:p text:style-name="P7"><text:tab/>}</text:p>
      <text:p text:style-name="P7"><text:tab/>for (int i = 0; i &lt; ans.size(); i++) {</text:p>
      <text:p text:style-name="P7"><text:tab/><text:tab/>if (ans[i] != n) {</text:p>
      <text:p text:style-name="P7"><text:tab/><text:tab/><text:tab/>cout &lt;&lt; ans[i] + 1 &lt;&lt; " ";</text:p>
      <text:p text:style-name="P7"><text:tab/><text:tab/>}</text:p>
      <text:p text:style-name="P7"><text:tab/><text:tab/>else {</text:p>
      <text:p text:style-name="P7"><text:tab/><text:tab/><text:tab/>cout &lt;&lt; endl;</text:p>
      <text:p text:style-name="P7"><text:tab/><text:tab/>}</text:p>
      <text:p text:style-name="P7"><text:tab/>}</text:p>
      <text:p text:style-name="P7">}</text:p>
      <text:p text:style-name="P7">void removeEdge(int x, int y) {</text:p>
      <text:p text:style-name="P7"><text:tab/>for (int j = 0; j &lt; arr[y].size(); j++) {</text:p>
      <text:p text:style-name="P7"><text:tab/><text:tab/>if (arr[y][j] == x) {</text:p>
      <text:p text:style-name="P7"><text:tab/><text:tab/><text:tab/>arr[y][j] = -1;</text:p>
      <text:p text:style-name="P7"><text:tab/><text:tab/><text:tab/>break;</text:p>
      <text:p text:style-name="P7"><text:tab/><text:tab/>}</text:p>
      <text:p text:style-name="P7"><text:tab/>}</text:p>
      <text:p text:style-name="P7">}</text:p>
      <text:p text:style-name="P7">void buildCycle(int v) {</text:p>
      <text:p text:style-name="P7"><text:tab/>s.push(v);</text:p>
      <text:p text:style-name="P7"><text:tab/>while (!s.empty()) {</text:p>
      <text:p text:style-name="P7"><text:tab/><text:tab/>int x = s.top();</text:p>
      <text:p text:style-name="P7"><text:tab/><text:tab/>bool flag = false;</text:p>
      <text:p text:style-name="P7"><text:tab/><text:tab/>for (int i = 0; i &lt; arr[x].size(); i++) {</text:p>
      <text:p text:style-name="P12"><text:span text:style-name="T3"><text:tab/><text:tab/><text:tab/>if (arr[x][i] </text:span><text:span text:style-name="T5">== -1) continue;</text:span></text:p>
      <text:p text:style-name="P7"><text:tab/><text:tab/><text:tab/>flag = true;</text:p>
      <text:p text:style-name="P12"><text:span text:style-name="T3"><text:tab/><text:tab/></text:span><text:span text:style-name="T5"><text:tab/></text:span><text:span text:style-name="T3">s.push(arr[x][i]);</text:span></text:p>
      <text:p text:style-name="P7"><text:tab/><text:tab/><text:tab/>removeEdge(x, arr[x][i]);</text:p>
      <text:p text:style-name="P7"><text:tab/><text:tab/><text:tab/>arr[x][i] = -1;</text:p>
      <text:p text:style-name="P7"><text:tab/><text:tab/><text:tab/>break;</text:p>
      <text:p text:style-name="P7"><text:tab/><text:tab/>}</text:p>
      <text:p text:style-name="P7"><text:tab/><text:tab/>if (flag == false) {</text:p>
      <text:p text:style-name="P7"><text:tab/><text:tab/><text:tab/>ans.push_back(s.top());</text:p>
      <text:p text:style-name="P7"><text:tab/><text:tab/><text:tab/>s.pop();</text:p>
      <text:p text:style-name="P7"><text:tab/><text:tab/>}</text:p>
      <text:p text:style-name="P7"><text:soft-page-break/><text:tab/>}</text:p>
      <text:p text:style-name="P7">}</text:p>
      <text:p text:style-name="P7">int main()</text:p>
      <text:p text:style-name="P7">{</text:p>
      <text:p text:style-name="P7"><text:tab/>cin &gt;&gt; n &gt;&gt; m;</text:p>
      <text:p text:style-name="P7"><text:tab/>arr.resize(n + 1, vector&lt;int&gt;(0));</text:p>
      <text:p text:style-name="P7"><text:tab/>for (int i = 0; i &lt; m; i++) {</text:p>
      <text:p text:style-name="P7"><text:tab/><text:tab/>int x, y;</text:p>
      <text:p text:style-name="P7"><text:tab/><text:tab/>cin &gt;&gt; x &gt;&gt; y;</text:p>
      <text:p text:style-name="P7"><text:tab/><text:tab/>arr[x - 1].push_back(y - 1);</text:p>
      <text:p text:style-name="P7"><text:tab/><text:tab/>arr[y - 1].push_back(x - 1);</text:p>
      <text:p text:style-name="P7"><text:tab/>}</text:p>
      <text:p text:style-name="P7"><text:tab/>for (int i = 0; i &lt; n; i++) {</text:p>
      <text:p text:style-name="P7"><text:tab/><text:tab/>if (arr[i].size() % 2 == 1) {</text:p>
      <text:p text:style-name="P7"><text:tab/><text:tab/><text:tab/>k++;</text:p>
      <text:p text:style-name="P7"><text:tab/><text:tab/><text:tab/>arr[n].push_back(i);</text:p>
      <text:p text:style-name="P7"><text:tab/><text:tab/><text:tab/>arr[i].push_back(n);</text:p>
      <text:p text:style-name="P7"><text:tab/><text:tab/>}</text:p>
      <text:p text:style-name="P7"><text:tab/>}</text:p>
      <text:p text:style-name="P7"><text:tab/>if (arr[n].size() == 0) {</text:p>
      <text:p text:style-name="P7"><text:tab/><text:tab/>buildCycle(0); </text:p>
      <text:p text:style-name="P7"><text:tab/>}</text:p>
      <text:p text:style-name="P7"><text:tab/>else {</text:p>
      <text:p text:style-name="P7"><text:tab/><text:tab/>buildCycle(n);</text:p>
      <text:p text:style-name="P7"><text:tab/>}</text:p>
      <text:p text:style-name="P7"><text:tab/>printAns();</text:p>
      <text:p text:style-name="P7">}</text:p>
      <text:p text:style-name="P25"/>
      <text:p text:style-name="P2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mily-generic="roman"/>
    <style:font-face style:name="Times New Roman CYR" svg:font-family="'Times New Roman CYR'" style:font-family-generic="roman"/>
    <style:font-face style:name="Arial1" svg:font-family="Arial" style:font-family-generic="swiss"/>
    <style:font-face style:name="Arial CYR" svg:font-family="'Arial CYR'"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5-25T13:33:50.38</meta:creation-date>
    <meta:document-statistic meta:table-count="0" meta:image-count="0" meta:object-count="0" meta:page-count="5" meta:paragraph-count="132" meta:word-count="980" meta:character-count="5955"/>
    <dc:date>2014-05-25T13:39:03.89</dc:date>
    <meta:editing-duration>PT5M19S</meta:editing-duration>
    <meta:editing-cycles>1</meta:editing-cycles>
    <meta:generator>OpenOffice/4.1.0$Win32 OpenOffice.org_project/410m18$Build-9764</meta:generator>
  </office:meta>
</office:document-meta>
</file>